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officeooo:rsid="000a96b9" officeooo:paragraph-rsid="00057814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officeooo:rsid="000a96b9" officeooo:paragraph-rsid="0005781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officeooo:rsid="000c8676" officeooo:paragraph-rsid="00057814" style:font-weight-asian="bold" style:font-weight-complex="bold"/>
    </style:style>
    <style:style style:name="P4" style:family="paragraph" style:parent-style-name="Standard">
      <style:text-properties fo:font-variant="normal" fo:text-transform="none" fo:color="#005e42" style:font-name="Open Sans" fo:font-size="9.75pt" fo:letter-spacing="normal" fo:font-style="normal" fo:font-weight="normal" officeooo:rsid="000a96b9" officeooo:paragraph-rsid="0005781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5e42" style:font-name="Open Sans" fo:font-size="9.75pt" fo:letter-spacing="normal" fo:font-style="normal" fo:font-weight="normal" officeooo:rsid="000c8676" officeooo:paragraph-rsid="00057814" style:font-weight-asian="normal" style:font-weight-complex="normal"/>
    </style:style>
    <style:style style:name="P6" style:family="paragraph" style:parent-style-name="Standard">
      <style:text-properties fo:font-variant="normal" fo:text-transform="none" fo:color="#93b837" style:font-name="Open Sans" fo:font-size="9.75pt" fo:letter-spacing="normal" fo:font-style="normal" fo:font-weight="normal" officeooo:rsid="000596fe" officeooo:paragraph-rsid="00057814" style:font-weight-asian="normal" style:font-weight-complex="normal"/>
    </style:style>
    <style:style style:name="P7" style:family="paragraph" style:parent-style-name="Standard">
      <style:text-properties fo:font-variant="normal" fo:text-transform="none" fo:color="#93b837" style:font-name="Open Sans" fo:font-size="9.75pt" fo:letter-spacing="normal" fo:font-style="normal" fo:font-weight="normal" officeooo:rsid="000a96b9" officeooo:paragraph-rsid="0005781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93b837" style:font-name="Open Sans" fo:font-size="9.75pt" fo:letter-spacing="normal" fo:font-style="normal" style:text-underline-style="solid" style:text-underline-width="auto" style:text-underline-color="font-color" fo:font-weight="normal" officeooo:rsid="00085789" officeooo:paragraph-rsid="0005781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weight="bold" officeooo:rsid="000596fe" officeooo:paragraph-rsid="00057814" style:font-weight-asian="bold" style:font-weight-complex="bold"/>
    </style:style>
    <style:style style:name="P10" style:family="paragraph" style:parent-style-name="Standard">
      <style:text-properties fo:font-weight="bold" officeooo:rsid="000c8676" officeooo:paragraph-rsid="00057814" style:font-weight-asian="bold" style:font-weight-complex="bold"/>
    </style:style>
    <style:style style:name="P11" style:family="paragraph" style:parent-style-name="Standard">
      <style:text-properties fo:font-weight="normal" officeooo:rsid="000c8676" officeooo:paragraph-rsid="00057814" style:font-weight-asian="normal" style:font-weight-complex="normal"/>
    </style:style>
    <style:style style:name="P12" style:family="paragraph" style:parent-style-name="Standard">
      <style:text-properties officeooo:paragraph-rsid="00057814"/>
    </style:style>
    <style:style style:name="T1" style:family="text">
      <style:text-properties officeooo:rsid="0008578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676" style:font-weight-asian="normal" style:font-weight-complex="normal"/>
    </style:style>
    <style:style style:name="T4" style:family="text">
      <style:text-properties fo:font-weight="normal" officeooo:rsid="00117679" style:font-weight-asian="normal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85789" style:font-size-asian="10.5pt" style:font-size-complex="12pt"/>
    </style:style>
    <style:style style:name="T7" style:family="text">
      <style:text-properties fo:font-size="12pt" officeooo:rsid="0008fe2c" style:font-size-asian="10.5pt" style:font-size-complex="12pt"/>
    </style:style>
    <style:style style:name="T8" style:family="text">
      <style:text-properties fo:font-size="12pt" officeooo:rsid="000c8676" style:font-size-asian="10.5pt" style:font-size-complex="12pt"/>
    </style:style>
    <style:style style:name="T9" style:family="text">
      <style:text-properties fo:font-size="12pt" officeooo:rsid="000a96b9" style:font-size-asian="10.5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officeooo:rsid="00085789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a96b9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93b837" style:font-name="Open Sans" fo:font-size="9.75pt" fo:letter-spacing="normal" fo:font-style="normal"/>
    </style:style>
    <style:style style:name="T13" style:family="text">
      <style:text-properties fo:font-variant="normal" fo:text-transform="none" fo:color="#93b837" style:font-name="Open Sans" fo:font-size="9.75pt" fo:letter-spacing="normal" fo:font-style="normal" style:text-underline-style="solid" style:text-underline-width="auto" style:text-underline-color="font-color" fo:font-weight="normal" officeooo:rsid="0008578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93b837" style:font-name="Open Sans" fo:font-size="9.75pt" fo:letter-spacing="normal" fo:font-style="normal" style:text-underline-style="solid" style:text-underline-width="auto" style:text-underline-color="font-color" fo:font-weight="normal" officeooo:rsid="0008fe2c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loext:padding="0cm" loext:border="none"/>
    </style:style>
    <style:style style:name="T16" style:family="text">
      <style:text-properties officeooo:rsid="000fbb4b"/>
    </style:style>
    <style:style style:name="T17" style:family="text">
      <style:text-properties officeooo:rsid="000f52cf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Meere</text:span> – <text:span text:style-name="T1">Hintergrundbild</text:span></text:p>
      <text:p text:style-name="P9"><text:a xlink:type="simple" xlink:href="https://media.greenpeace.org/archive/Rainbow-Warrior-Arrives-in-Seattle-27MZIFVCNWOZ.html" text:style-name="Internet_20_link" text:visited-style-name="Visited_20_Internet_20_Link"><text:span text:style-name="T2">https://media.greenpeace.org/archive/Rainbow-Warrior-Arrives-in-Seattle-27MZIFVCNWOZ.html</text:span></text:a></text:p>
      <text:p text:style-name="P6">© Maxwell Balmain / Greenpeace</text:p>
      <text:p text:style-name="P9"/>
      <text:p text:style-name="P9"><text:span text:style-name="T6">Meere</text:span><text:span text:style-name="T5"> – </text:span><text:span text:style-name="T7">Fisch</text:span><text:span text:style-name="T8">e</text:span></text:p>
      <text:p text:style-name="P9"><text:a xlink:type="simple" xlink:href="https://media.greenpeace.org/archive/Shark-in-Palau-27MZIF21X9P8.html" text:style-name="Internet_20_link" text:visited-style-name="Visited_20_Internet_20_Link"><text:span text:style-name="T10">https://media.greenpeace.org/archive/Shark-in-Palau-27MZIF21X9P8.html</text:span></text:a></text:p>
      <text:p text:style-name="P9"><text:span text:style-name="T13">© Alex Hofford / Greenpeac</text:span><text:span text:style-name="T14">e</text:span></text:p>
      <text:p text:style-name="P9"><text:a xlink:type="simple" xlink:href="https://media.greenpeace.org/archive/Bluefin-tuna-nets--Mediterranean-2006-27MZIFYBREH.html" text:style-name="Internet_20_link" text:visited-style-name="Visited_20_Internet_20_Link"><text:span text:style-name="T10">https://media.greenpeace.org/archive/Bluefin-tuna-nets--Mediterranean-2006-27MZIFYBREH.html</text:span></text:a></text:p>
      <text:p text:style-name="P8">© Greenpeace / Marco Care</text:p>
      <text:p text:style-name="P8"/>
      <text:p text:style-name="P9"><text:span text:style-name="T6">Meere – </text:span><text:span text:style-name="T9">Plastikmüll</text:span></text:p>
      <text:p text:style-name="P9"><text:a xlink:type="simple" xlink:href="https://media.greenpeace.org/archive/Plastic-Floating-in-the-Great-Pacific-Garbage-Patch-27MZIFJWHISUT.html" text:style-name="Internet_20_link" text:visited-style-name="Visited_20_Internet_20_Link"><text:span text:style-name="T11">https://media.greenpeace.org/archive/Plastic-Floating-in-the-Great-Pacific-Garbage-Patch-27MZIFJWHISUT.html</text:span></text:a></text:p>
      <text:p text:style-name="P7">© Justin Hofman / Greenpeace</text:p>
      <text:p text:style-name="P4"/>
      <text:p text:style-name="P10">Meere – <text:span text:style-name="T16">Strand &amp; Öl</text:span></text:p>
      <text:p text:style-name="P11"><text:a xlink:type="simple" xlink:href="https://media.greenpeace.org/archive/Shells-and-Algae--Island-of-Sylt-27MZIFJJTIC13.html" text:style-name="Internet_20_link" text:visited-style-name="Visited_20_Internet_20_Link">https://media.greenpeace.org/archive/Shells-and-Algae--Island-of-Sylt-27MZIFJJTIC13.html</text:a></text:p>
      <text:p text:style-name="P11"><text:span text:style-name="T12">© Bente Stachowske / Greenpeace</text:span></text:p>
      <text:p text:style-name="P5"/>
      <text:p text:style-name="P10">Meere – <text:span text:style-name="T17">Fischerei (Industriell)</text:span></text:p>
      <text:p text:style-name="P10"><text:a xlink:type="simple" xlink:href="https://media.greenpeace.org/archive/Catch-on-Board-Chinese-Fishing-Vessel-in-Guinea-27MZIFJJEK1AM.html" text:style-name="Internet_20_link" text:visited-style-name="Visited_20_Internet_20_Link"><text:span text:style-name="T18">https://media.greenpeace.org/archive/Catch-on-Board-Chinese-Fishing-Vessel-in-Guinea-27MZIFJJEK1AM.html</text:span></text:a></text:p>
      <text:p text:style-name="P3">© Pierre Gleizes / Greenpeace</text:p>
      <text:p text:style-name="P10"><text:a xlink:type="simple" xlink:href="https://media.greenpeace.org/archive/Fish-on-Purse-Seiner-in-East-Pacific-Ocean-27MZIFL11ZZ4.html" text:style-name="Internet_20_link" text:visited-style-name="Visited_20_Internet_20_Link"><text:span text:style-name="T18">https://media.greenpeace.org/archive/Fish-on-Purse-Seiner-in-East-Pacific-Ocean-27MZIFL11ZZ4.html</text:span></text:a></text:p>
      <text:p text:style-name="P2">© Alex Hofford / Greenpeace</text:p>
      <text:p text:style-name="P10"><text:a xlink:type="simple" xlink:href="https://media.greenpeace.org/archive/Shrimp-Processing-Plant-in-Morocco-27MZIF2H49GC.html" text:style-name="Internet_20_link" text:visited-style-name="Visited_20_Internet_20_Link"><text:span text:style-name="T18">https://media.greenpeace.org/archive/Shrimp-Processing-Plant-in-Morocco-27MZIF2H49GC.html</text:span></text:a></text:p>
      <text:p text:style-name="P1">© Bente Stachowske / Greenpea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3:11:56.512663792</meta:creation-date>
    <dc:date>2019-09-01T23:17:14.758406118</dc:date>
    <meta:editing-duration>PT5M19S</meta:editing-duration>
    <meta:editing-cycles>1</meta:editing-cycles>
    <meta:document-statistic meta:table-count="0" meta:image-count="0" meta:object-count="0" meta:page-count="1" meta:paragraph-count="21" meta:word-count="63" meta:character-count="1067" meta:non-whitespace-character-count="1022"/>
    <meta:generator>LibreOffice/6.2.5.2$Linux_X86_64 LibreOffice_project/20$Build-2</meta:generator>
  </office:meta>
</office:document-meta>
</file>